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0.1666in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line-height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1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1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line-height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2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2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2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2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3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3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3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4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line-height="0.1666in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complex="Times New Roman" fo:color="#00B050" fo:font-size="12pt" style:font-size-asian="12pt" style:font-size-complex="12pt"/>
    </style:style>
    <style:style style:name="P4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5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5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6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6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line-height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7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line-height="0.1666in"/>
      <style:text-properties style:font-name="Times New Roman" style:font-name-complex="Times New Roman" fo:color="#00B050" fo:font-size="12pt" style:font-size-asian="12pt" style:font-size-complex="12pt"/>
    </style:style>
    <style:style style:name="P9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9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0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0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06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0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1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1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2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2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line-height="0.1666in" fo:margin-left="1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2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3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3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3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40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4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4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line-height="0.1666in"/>
      <style:text-properties style:font-name="Times New Roman" style:font-name-complex="Times New Roman" fo:color="#8DD873" fo:font-size="12pt" style:font-size-asian="12pt" style:font-size-complex="12pt"/>
    </style:style>
    <style:style style:name="P15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line-height="0.1666in" fo:text-indent="0.5in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line-height="0.1666in"/>
    </style:style>
    <style:style style:name="T1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complex="Times New Roman" fo:color="#8DD873" fo:font-size="12pt" style:font-size-asian="12pt" style:font-size-complex="12pt"/>
    </style:style>
    <style:style style:name="P16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line-height="0.1666in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complex="Times New Roman" fo:color="#8DD873" fo:font-size="12pt" style:font-size-asian="12pt" style:font-size-complex="12pt"/>
    </style:style>
    <style:style style:name="P16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line-height="0.1666in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complex="Times New Roman" fo:color="#8DD873" fo:font-size="12pt" style:font-size-asian="12pt" style:font-size-complex="12pt"/>
    </style:style>
    <style:style style:name="P17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line-height="0.1666in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complex="Times New Roman" fo:color="#8DD873" fo:font-size="12pt" style:font-size-asian="12pt" style:font-size-complex="12pt"/>
    </style:style>
    <style:style style:name="P18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line-height="0.1666in"/>
    </style:style>
    <style:style style:name="T1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color="#8DD873" fo:font-size="12pt" style:font-size-asian="12pt" style:font-size-complex="12pt"/>
    </style:style>
    <style:style style:name="P18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4" style:parent-style-name="ListParagraph" style:list-style-name="LFO1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195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6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7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8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199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00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01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02" style:parent-style-name="ListParagraph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203" style:parent-style-name="ListParagraph" style:list-style-name="LFO1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204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color="#92D050" fo:font-size="12pt" style:font-size-asian="12pt" style:font-size-complex="12pt"/>
    </style:style>
    <style:style style:name="P209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4" style:parent-style-name="ListParagraph" style:list-style-name="LFO1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215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line-height="0.1666in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line-height="0.1666in"/>
    </style:style>
    <style:style style:name="T2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2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line-height="0.1666in"/>
    </style:style>
    <style:style style:name="T2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2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23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line-height="0.1666in"/>
    </style:style>
    <style:style style:name="T2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5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line-height="0.1666in"/>
    </style:style>
    <style:style style:name="T2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6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7" style:parent-style-name="ListParagraph" style:list-style-name="LFO1" style:family="paragraph">
      <style:paragraph-properties fo:line-height="0.1666in"/>
      <style:text-properties style:font-name="Times New Roman" style:font-name-complex="Times New Roman" fo:color="#92D050" fo:font-size="12pt" style:font-size-asian="12pt" style:font-size-complex="12pt"/>
    </style:style>
    <style:style style:name="P268" style:parent-style-name="ListParagraph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line-height="0.1666in"/>
    </style:style>
    <style:style style:name="T2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7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paragraph-properties fo:line-height="0.1666in"/>
    </style:style>
    <style:style style:name="T2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8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line-height="0.1666in"/>
    </style:style>
    <style:style style:name="T2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complex="Times New Roman" fo:color="#92D050" fo:font-size="12pt" style:font-size-asian="12pt" style:font-size-complex="12pt"/>
    </style:style>
    <style:style style:name="P29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paragraph-properties fo:line-height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9" style:parent-style-name="Normal" style:family="paragraph">
      <style:paragraph-properties style:contextual-spacing="true" fo:margin-bottom="0in" fo:line-height="100%"/>
      <style:text-properties style:font-name-asian="Times New Roman" fo:hyphenate="false"/>
    </style:style>
    <style:style style:name="TableColumn311" style:family="table-column">
      <style:table-column-properties style:column-width="0.9236in"/>
    </style:style>
    <style:style style:name="TableColumn312" style:family="table-column">
      <style:table-column-properties style:column-width="0.8736in"/>
    </style:style>
    <style:style style:name="TableColumn313" style:family="table-column">
      <style:table-column-properties style:column-width="0.927in"/>
    </style:style>
    <style:style style:name="TableColumn314" style:family="table-column">
      <style:table-column-properties style:column-width="1.2013in"/>
    </style:style>
    <style:style style:name="TableColumn315" style:family="table-column">
      <style:table-column-properties style:column-width="1.1743in"/>
    </style:style>
    <style:style style:name="TableColumn316" style:family="table-column">
      <style:table-column-properties style:column-width="1.393in"/>
    </style:style>
    <style:style style:name="Table310" style:family="table">
      <style:table-properties style:width="6.493in" fo:margin-left="0in" table:align="lef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contextual-spacing="true" fo:margin-bottom="0in" fo:line-height="100%"/>
      <style:text-properties fo:font-weight="bold" style:font-weight-asian="bold" style:font-weight-complex="bold" fo:hyphenate="false"/>
    </style:style>
    <style:style style:name="TableRow330" style:family="table-row">
      <style:table-row-properties style:min-row-height="0.868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style:contextual-spacing="true" fo:margin-bottom="0in" fo:line-height="100%"/>
      <style:text-properties fo:hyphenate="false"/>
    </style:style>
    <style:style style:name="P341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style:contextual-spacing="true" fo:margin-bottom="0in" fo:line-height="100%"/>
      <style:text-properties fo:hyphenate="false"/>
    </style:style>
    <style:style style:name="TableRow344" style:family="table-row">
      <style:table-row-properties style:min-row-height="0.868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style:contextual-spacing="true" fo:margin-bottom="0in" fo:line-height="100%"/>
      <style:text-properties fo:hyphenate="false"/>
    </style:style>
    <style:style style:name="TableRow357" style:family="table-row">
      <style:table-row-properties style:min-row-height="1.180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style:contextual-spacing="true" fo:margin-bottom="0in" fo:line-height="100%"/>
      <style:text-properties fo:hyphenate="fals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style:contextual-spacing="true" fo:margin-bottom="0in" fo:line-height="100%"/>
      <style:text-properties fo:hyphenate="false"/>
    </style:style>
    <style:style style:name="P370" style:parent-style-name="Normal" style:family="paragraph">
      <style:paragraph-properties style:contextual-spacing="true" fo:margin-bottom="0in" fo:line-height="100%"/>
      <style:text-properties style:text-underline-type="single" style:text-underline-style="solid" style:text-underline-width="auto" style:text-underline-mode="continuous" fo:hyphenate="false"/>
    </style:style>
    <style:style style:name="P371" style:parent-style-name="Normal" style:family="paragraph">
      <style:paragraph-properties fo:margin-bottom="0in" fo:line-height="2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372" style:parent-style-name="Normal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 fo:hyphenate="false"/>
    </style:style>
    <style:style style:name="P373" style:parent-style-name="Normal" style:family="paragraph">
      <style:paragraph-properties fo:margin-bottom="0in" fo:line-height="2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374" style:parent-style-name="ListParagraph" style:list-style-name="LFO6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 fo:hyphenate="false"/>
    </style:style>
    <style:style style:name="P375" style:parent-style-name="ListParagraph" style:list-style-name="LFO6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 fo:hyphenate="false"/>
    </style:style>
    <style:style style:name="P376" style:parent-style-name="ListParagraph" style:list-style-name="LFO6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 fo:hyphenate="false"/>
    </style:style>
    <style:style style:name="P377" style:parent-style-name="ListParagraph" style:list-style-name="LFO6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 fo:hyphenate="false"/>
    </style:style>
    <style:style style:name="P378" style:parent-style-name="Normal" style:family="paragraph">
      <style:paragraph-properties fo:line-height="20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Final Project</text:p>
      <text:p text:style-name="P8">Step 1 – define data structures</text:p>
      <text:p text:style-name="P9">//define a structure to hold course information</text:p>
      <text:p text:style-name="P10">Struct Course {</text:p>
      <text:p text:style-name="P11"><text:tab/>string courseNumber</text:p>
      <text:p text:style-name="P12"><text:tab/>string courseName</text:p>
      <text:p text:style-name="P13"><text:tab/>vector&lt;string&gt; prerequisites</text:p>
      <text:p text:style-name="P14">}</text:p>
      <text:p text:style-name="P15">//define a vector to store all courses</text:p>
      <text:p text:style-name="P16">Vector&lt;Course&gt; courses</text:p>
      <text:p text:style-name="P17"/>
      <text:p text:style-name="P18">Step 2 – Load data from file</text:p>
      <text:p text:style-name="P19">// Function to load data from a file</text:p>
      <text:p text:style-name="P20">Function loadDataFromFile(filename: string) {</text:p>
      <text:p text:style-name="P21">// open file</text:p>
      <text:p text:style-name="P22"><text:tab/>file = open(filename)</text:p>
      <text:p text:style-name="P23">// check if the file is opened correctly</text:p>
      <text:p text:style-name="P24"><text:tab/>if file is not open {</text:p>
      <text:p text:style-name="P25"><text:tab/><text:tab/>print “Error: Unable to open<text:s/>file.”</text:p>
      <text:p text:style-name="P26"><text:tab/><text:tab/>Return</text:p>
      <text:p text:style-name="P27">}</text:p>
      <text:p text:style-name="P28">// Read file line by line</text:p>
      <text:p text:style-name="P29">while (line = readLine(file)) is not end of file {</text:p>
      <text:p text:style-name="P30">// Split the line by commas</text:p>
      <text:p text:style-name="P31"><text:tab/>tokens = split(line, ‘,’)</text:p>
      <text:p text:style-name="P32">// Validate the line format</text:p>
      <text:p text:style-name="P33">if length(tokens) &lt; 2 {</text:p>
      <text:p text:style-name="P34"><text:tab/>print “Error: Invalid line format. Each line must have at least a course name and course number”</text:p>
      <text:p text:style-name="P35"><text:tab/>continue</text:p>
      <text:p text:style-name="P36">}</text:p>
      <text:p text:style-name="P37">// extract course number and course name</text:p>
      <text:soft-page-break/>
      <text:p text:style-name="P38">courseNumber = tokens[0]</text:p>
      <text:p text:style-name="P39">courseName = tokens[1]</text:p>
      <text:p text:style-name="P40"/>
      <text:p text:style-name="P41">//extract prerequisites</text:p>
      <text:p text:style-name="P42">prerequisites = []</text:p>
      <text:p text:style-name="P43">for I from 2 to length(tokens) -1 {</text:p>
      <text:p text:style-name="P44"><text:tab/>prerequisite = tokens[i]</text:p>
      <text:p text:style-name="P45"/>
      <text:p text:style-name="P46"><text:span text:style-name="T47"><text:tab/></text:span><text:span text:style-name="T48">//validate that the prerequisite exists as a course</text:span></text:p>
      <text:p text:style-name="P49"><text:tab/>if not existsInCourses(prerequisite) {</text:p>
      <text:p text:style-name="P50"><text:tab/><text:tab/>print “Error: Prerequisite “ + prerequisite + “ does not exist.”</text:p>
      <text:p text:style-name="P51"><text:tab/><text:tab/>continue</text:p>
      <text:p text:style-name="P52"><text:tab/>}</text:p>
      <text:p text:style-name="P53"><text:tab/>prerequisite.append(prerequisite)</text:p>
      <text:p text:style-name="P54">}</text:p>
      <text:p text:style-name="P55"/>
      <text:p text:style-name="P56">// create a new course object</text:p>
      <text:p text:style-name="P57">course = Course(courseNumber, courseName, prerequisites)</text:p>
      <text:p text:style-name="P58">// add the courses to the vector</text:p>
      <text:p text:style-name="P59">courses.append(course)</text:p>
      <text:p text:style-name="P60">}</text:p>
      <text:p text:style-name="P61">//close the file</text:p>
      <text:p text:style-name="P62">close(file)</text:p>
      <text:p text:style-name="P63">}</text:p>
      <text:p text:style-name="P64">// function to check if a course exists in the vector</text:p>
      <text:p text:style-name="P65">function existsInCourses(courseNumber: string): bool {</text:p>
      <text:p text:style-name="P66"><text:tab/>for each course in courses {</text:p>
      <text:p text:style-name="P67"><text:tab/><text:tab/>if course.courseNumber == courseNumber {</text:p>
      <text:p text:style-name="P68"><text:tab/><text:tab/><text:tab/>return true</text:p>
      <text:p text:style-name="P69"><text:tab/><text:tab/>}</text:p>
      <text:p text:style-name="P70">}</text:p>
      <text:soft-page-break/>
      <text:p text:style-name="P71"><text:tab/>return false</text:p>
      <text:p text:style-name="P72">}</text:p>
      <text:p text:style-name="P73">Part 3 – Search and Print Course Information</text:p>
      <text:p text:style-name="P74">//function to print course information</text:p>
      <text:p text:style-name="P75">function printCourseInfo(courseNumber: string) {</text:p>
      <text:p text:style-name="P76"><text:tab/>course = searchCourse(courseNumber)</text:p>
      <text:p text:style-name="P77"><text:tab/>if course is not found {</text:p>
      <text:p text:style-name="P78"><text:tab/><text:tab/>print “Course not found.”</text:p>
      <text:p text:style-name="P79"><text:tab/><text:tab/>return</text:p>
      <text:p text:style-name="P80"><text:tab/>}</text:p>
      <text:p text:style-name="P81"><text:tab/>print “Course Number: “ + course.courseNumber</text:p>
      <text:p text:style-name="P82"><text:tab/>print “Course Name: “ + course.courseName</text:p>
      <text:p text:style-name="P83"><text:tab/>if length(course.prerequisiteis) == 0 {</text:p>
      <text:p text:style-name="P84"><text:tab/><text:tab/>print “No prerequisites.”</text:p>
      <text:p text:style-name="P85"><text:tab/>} else {</text:p>
      <text:p text:style-name="P86"><text:tab/><text:tab/>print “Prerequisites: “ + join(course.prerequisites, ", ")</text:p>
      <text:p text:style-name="P87"><text:tab/>}</text:p>
      <text:p text:style-name="P88">}</text:p>
      <text:p text:style-name="P89">// function to search for a course in the vector</text:p>
      <text:p text:style-name="P90">function searchCourse(courseNumber: string): Course {</text:p>
      <text:p text:style-name="P91"><text:tab/>for each course in courses {</text:p>
      <text:p text:style-name="P92"><text:tab/><text:tab/>if course.courseNumber == courseNumber{</text:p>
      <text:p text:style-name="P93"><text:tab/><text:tab/><text:tab/>return course</text:p>
      <text:p text:style-name="P94"><text:tab/><text:tab/>}</text:p>
      <text:p text:style-name="P95"><text:tab/>}</text:p>
      <text:p text:style-name="P96"><text:tab/>return null</text:p>
      <text:p text:style-name="P97">}</text:p>
      <text:p text:style-name="P98">//function to load courses from file</text:p>
      <text:p text:style-name="P99">Function LoadCoursesFromFile(filename):</text:p>
      <text:p text:style-name="P100">//open the file</text:p>
      <text:p text:style-name="P101">File file = Open(filename)</text:p>
      <text:p text:style-name="P102"/>
      <text:p text:style-name="P103">// Initialize a dictionary to store course data</text:p>
      <text:p text:style-name="P104">Dictionary courses = {}</text:p>
      <text:p text:style-name="P105"/>
      <text:p text:style-name="P106">//loop through each line in the file</text:p>
      <text:p text:style-name="P107">For each line in fie:</text:p>
      <text:p text:style-name="P108"><text:tab/>List tokens = Split(line.Trim(), “,”)</text:p>
      <text:p text:style-name="P109"/>
      <text:p text:style-name="P110">//check f the line has at least two tokens (course name and number)</text:p>
      <text:p text:style-name="P111"><text:tab/>If Length(tokens) &lt; 2:</text:p>
      <text:p text:style-name="P112"><text:tab/><text:tab/>Print “Error: Each line must contain at least a course number and a name”</text:p>
      <text:p text:style-name="P113"><text:tab/><text:tab/>Return False</text:p>
      <text:p text:style-name="P114"/>
      <text:p text:style-name="P115">//extract course number and name</text:p>
      <text:p text:style-name="P116"><text:tab/>String courseNumber = tokens[0]</text:p>
      <text:p text:style-name="P117"><text:tab/>String courseName = tokens[1]</text:p>
      <text:p text:style-name="P118"/>
      <text:p text:style-name="P119">//initialize any empty list for prerequisites</text:p>
      <text:p text:style-name="P120"><text:tab/>for i from 2 to Length(tokens) -1:</text:p>
      <text:p text:style-name="P121"><text:tab/><text:tab/>String prerequisite = tokens[i]</text:p>
      <text:p text:style-name="P122"/>
      <text:p text:style-name="P123">//check if the prerequisite exists in the dictionary</text:p>
      <text:p text:style-name="P124"><text:tab/>If Not prerequisite in course:</text:p>
      <text:p text:style-name="P125">Print “Error: Prerequisite “ + prerequisite + “ for course “ + courseNumber + “ does not exist in the file”</text:p>
      <text:p text:style-name="P126"><text:tab/><text:tab/>Return False</text:p>
      <text:p text:style-name="P127"/>
      <text:p text:style-name="P128">// add the prerequisite to the list</text:p>
      <text:p text:style-name="P129"><text:tab/>prerequisite.Append(prerequisite)</text:p>
      <text:p text:style-name="P130"/>
      <text:p text:style-name="P131">// create a new course object</text:p>
      <text:p text:style-name="P132">Course newCourse = CreateCourse(courseNumber, coursename, prerequisities)</text:p>
      <text:p text:style-name="P133"/>
      <text:p text:style-name="P134">//add the course to the dictionary</text:p>
      <text:p text:style-name="P135">courses[courseNumber] = newCourse</text:p>
      <text:p text:style-name="P136"/>
      <text:p text:style-name="P137">//close the file</text:p>
      <text:p text:style-name="P138">Close(file)</text:p>
      <text:p text:style-name="P139"/>
      <text:p text:style-name="P140">// return the dictionary containing all the courses</text:p>
      <text:p text:style-name="P141">Return courses<text:tab/></text:p>
      <text:p text:style-name="P142"><text:s/></text:p>
      <text:p text:style-name="P143">2. Pseudocode to create course objects and store them in a hash table</text:p>
      <text:p text:style-name="P144">// function to create a course object</text:p>
      <text:p text:style-name="P145">Function CreateCourse(courseNumber, courseName, prerequisite):</text:p>
      <text:p text:style-name="P146"><text:tab/>Course course = new Course()</text:p>
      <text:p text:style-name="P147"><text:tab/>course.courseNumber = courseNumber</text:p>
      <text:p text:style-name="P148"><text:tab/>course.courseName = courseName</text:p>
      <text:p text:style-name="P149">course.prerequisites = prerequisites</text:p>
      <text:p text:style-name="P150">Return course</text:p>
      <text:p text:style-name="P151"/>
      <text:p text:style-name="P152">//class to represent a course</text:p>
      <text:p text:style-name="P153">Class Course:</text:p>
      <text:p text:style-name="P154">String courseNumber</text:p>
      <text:p text:style-name="P155">String courseName</text:p>
      <text:p text:style-name="P156">List prerequisites</text:p>
      <text:p text:style-name="P157"/>
      <text:p text:style-name="P158">3. Pseudocode to print course information and prerequisites</text:p>
      <text:p text:style-name="P159">Function PrintCourseInformation(courses):</text:p>
      <text:p text:style-name="P160"><text:span text:style-name="T161"><text:tab/></text:span><text:span text:style-name="T162">//loop through each course in the dictionary</text:span></text:p>
      <text:p text:style-name="P163"><text:tab/>For each courseNumber in courses:</text:p>
      <text:p text:style-name="P164"><text:span text:style-name="T165"><text:tab/></text:span><text:span text:style-name="T166"><text:tab/></text:span><text:span text:style-name="T167">//get the course object</text:span></text:p>
      <text:p text:style-name="P168"><text:tab/><text:tab/>Course course = courses[courseNumber]</text:p>
      <text:p text:style-name="P169"/>
      <text:p text:style-name="P170"><text:span text:style-name="T171"><text:tab/></text:span><text:span text:style-name="T172"><text:tab/></text:span><text:span text:style-name="T173">//Print course number and name</text:span></text:p>
      <text:p text:style-name="P174"><text:tab/><text:tab/>Print “Course Number: “ + course.courseNumber</text:p>
      <text:p text:style-name="P175"><text:tab/><text:tab/>Print “Course Name: “ + course.courseName</text:p>
      <text:p text:style-name="P176"/>
      <text:p text:style-name="P177"><text:span text:style-name="T178"><text:tab/></text:span><text:span text:style-name="T179"><text:tab/></text:span><text:span text:style-name="T180">//check if the course has prerequisites</text:span></text:p>
      <text:p text:style-name="P181"><text:tab/><text:tab/>If Length(course.prerequisites) &gt; 0:</text:p>
      <text:p text:style-name="P182"><text:tab/><text:tab/><text:tab/>Print “Prerequisities: “</text:p>
      <text:p text:style-name="P183"><text:tab/><text:tab/><text:tab/></text:p>
      <text:p text:style-name="P184"><text:span text:style-name="T185"><text:tab/></text:span><text:span text:style-name="T186"><text:tab/></text:span><text:span text:style-name="T187"><text:tab/></text:span><text:span text:style-name="T188">//loop through the prerequisites</text:span></text:p>
      <text:p text:style-name="P189"><text:tab/><text:tab/><text:tab/>For each prerequisite in course.prerequisities:</text:p>
      <text:p text:style-name="P190"><text:tab/><text:tab/><text:tab/><text:tab/>Print “ – “ + prerequisite</text:p>
      <text:p text:style-name="P191"><text:tab/><text:tab/>Else:</text:p>
      <text:p text:style-name="P192"><text:tab/><text:tab/><text:tab/>Print “Prerequisites: None”</text:p>
      <text:p text:style-name="P193"/>
      <text:list text:style-name="LFO1" text:continue-numbering="true">
        <text:list-item>
          <text:p text:style-name="P194">//Define Course Structure</text:p>
        </text:list-item>
      </text:list>
      <text:p text:style-name="P195"/>
      <text:p text:style-name="P196">STRUCT Course</text:p>
      <text:p text:style-name="P197"><text:tab/>STRING courseNumber</text:p>
      <text:p text:style-name="P198"><text:tab/>STRING name</text:p>
      <text:p text:style-name="P199"><text:tab/>List of STRING prerequisites</text:p>
      <text:p text:style-name="P200">end STRUCT</text:p>
      <text:p text:style-name="P201"/>
      <text:p text:style-name="P202"/>
      <text:list text:style-name="LFO1" text:continue-numbering="true">
        <text:list-item>
          <text:p text:style-name="P203">//Define Node Structure of BST<text:s/></text:p>
        </text:list-item>
      </text:list>
      <text:p text:style-name="P204">STRUCT Node</text:p>
      <text:p text:style-name="P205"><text:tab/>Course course</text:p>
      <text:p text:style-name="P206"><text:tab/>Node* left</text:p>
      <text:p text:style-name="P207"><text:tab/>Node* right</text:p>
      <text:p text:style-name="P208">//Constructor to initialize node</text:p>
      <text:p text:style-name="P209">Node()</text:p>
      <text:p text:style-name="P210"><text:tab/>left = NULL</text:p>
      <text:p text:style-name="P211"><text:tab/>right = NULL</text:p>
      <text:p text:style-name="P212">end STRUCT</text:p>
      <text:p text:style-name="P213"/>
      <text:soft-page-break/>
      <text:list text:style-name="LFO1" text:continue-numbering="true">
        <text:list-item>
          <text:p text:style-name="P214">//Define Binary Search Tree Class</text:p>
        </text:list-item>
      </text:list>
      <text:p text:style-name="P215">CLASS BinarySearchTree</text:p>
      <text:p text:style-name="P216"><text:tab/>Node* root</text:p>
      <text:p text:style-name="P217"><text:span text:style-name="T218"><text:tab/></text:span><text:span text:style-name="T219">// Constructor to initialize root</text:span></text:p>
      <text:p text:style-name="P220"><text:tab/>FUNCTION BinarySearchTree()</text:p>
      <text:p text:style-name="P221"><text:tab/><text:tab/>root = NULL</text:p>
      <text:p text:style-name="P222">end FUNCTION</text:p>
      <text:p text:style-name="P223"><text:span text:style-name="T224"><text:tab/></text:span><text:span text:style-name="T225">// function to insert a course into the tree</text:span></text:p>
      <text:p text:style-name="P226">FUNCTION <text:s/>Insert(Course, course)</text:p>
      <text:p text:style-name="P227"><text:tab/>IF root IS NULL THEN</text:p>
      <text:p text:style-name="P228"><text:tab/><text:tab/>root = NEW Node(course)</text:p>
      <text:p text:style-name="P229"><text:tab/>Else</text:p>
      <text:p text:style-name="P230"><text:tab/><text:tab/>Call addNode(root, course)</text:p>
      <text:p text:style-name="P231"><text:tab/>END IF</text:p>
      <text:p text:style-name="P232">END FUNCTION</text:p>
      <text:p text:style-name="P233"><text:tab/>//recursive function to add a note to the tree</text:p>
      <text:p text:style-name="P234"><text:tab/>FUNCTION addNode(Node* node, Course course)</text:p>
      <text:p text:style-name="P235"><text:tab/><text:tab/>IF course.courseNumber &lt; node.course.courseNumber THEN</text:p>
      <text:p text:style-name="P236"><text:tab/><text:tab/><text:tab/>IF node.left IS NULL THEN</text:p>
      <text:p text:style-name="P237"><text:tab/><text:tab/><text:tab/><text:tab/>node.left = NEW Node(course)</text:p>
      <text:p text:style-name="P238"><text:tab/><text:tab/><text:tab/>Else</text:p>
      <text:p text:style-name="P239"><text:tab/><text:tab/><text:tab/><text:tab/>CALL addNote(node.left, course)<text:s/></text:p>
      <text:p text:style-name="P240"><text:tab/><text:tab/><text:tab/>END IF</text:p>
      <text:p text:style-name="P241"><text:tab/><text:tab/>ELSE<text:tab/></text:p>
      <text:p text:style-name="P242"><text:tab/><text:tab/><text:tab/>IF note.right IS NULL THEN</text:p>
      <text:p text:style-name="P243"><text:tab/><text:tab/><text:tab/><text:tab/>node.right = NEW Node(course)</text:p>
      <text:p text:style-name="P244"><text:tab/><text:tab/><text:tab/>ELSE</text:p>
      <text:p text:style-name="P245"><text:tab/><text:tab/><text:tab/><text:tab/>CALL addNode(node.right, course)</text:p>
      <text:p text:style-name="P246"><text:tab/><text:tab/><text:tab/>END IF</text:p>
      <text:p text:style-name="P247"><text:tab/><text:tab/>END IF</text:p>
      <text:p text:style-name="P248"><text:tab/>END FUNCTION</text:p>
      <text:soft-page-break/>
      <text:p text:style-name="P249"><text:span text:style-name="T250"><text:tab/></text:span><text:span text:style-name="T251">// In-order traversal to print courses</text:span></text:p>
      <text:p text:style-name="P252"><text:tab/>FUNCTION InOrder(Node* node)</text:p>
      <text:p text:style-name="P253"><text:tab/><text:tab/>IF node IS NOT NULL THEN</text:p>
      <text:p text:style-name="P254"><text:tab/><text:tab/><text:tab/>Call Inorder(node.left)</text:p>
      <text:p text:style-name="P255"><text:tab/><text:tab/><text:tab/>PRINT node.course.course.Number, node.coursename</text:p>
      <text:p text:style-name="P256"><text:tab/><text:tab/><text:tab/>PRINT “Prerequisties: “, node.course.prerequisities</text:p>
      <text:p text:style-name="P257"><text:tab/><text:tab/><text:tab/>CALL inOrder(node.right)</text:p>
      <text:p text:style-name="P258"><text:tab/><text:tab/>END IF</text:p>
      <text:p text:style-name="P259"><text:tab/>END FUNCTION</text:p>
      <text:p text:style-name="P260"><text:span text:style-name="T261"><text:tab/></text:span><text:span text:style-name="T262">// function to display all courses</text:span></text:p>
      <text:p text:style-name="P263"><text:tab/>FUNCTION DisplayAllCourse()</text:p>
      <text:p text:style-name="P264"><text:tab/><text:tab/>CALL InOrder(root)</text:p>
      <text:p text:style-name="P265"><text:tab/>END FUNCTION</text:p>
      <text:p text:style-name="P266">END CLASS</text:p>
      <text:list text:style-name="LFO1" text:continue-numbering="true">
        <text:list-item>
          <text:p text:style-name="P267">// Main function to load courses from a file</text:p>
        </text:list-item>
      </text:list>
      <text:p text:style-name="P268"/>
      <text:p text:style-name="P269">FUNCTION main()</text:p>
      <text:p text:style-name="P270"><text:tab/>BinarySearchTree bst = NEW BinarySearchTree()</text:p>
      <text:p text:style-name="P271"><text:tab/>FILE file = OPEN ‘course.txt” FOR READING</text:p>
      <text:p text:style-name="P272"><text:tab/>DICTIONARY validCourses = EMPTY</text:p>
      <text:p text:style-name="P273"><text:span text:style-name="T274"><text:tab/></text:span><text:span text:style-name="T275">//read file line by line</text:span></text:p>
      <text:p text:style-name="P276"><text:tab/>WHILE NOT END OF FILE</text:p>
      <text:p text:style-name="P277"><text:tab/><text:tab/>STRING line = READ line FROM file</text:p>
      <text:p text:style-name="P278"><text:tab/><text:tab/>LIST of STRING tokens = SPLIT line BY ‘,’</text:p>
      <text:p text:style-name="P279"><text:span text:style-name="T280"><text:tab/></text:span><text:span text:style-name="T281">//check if the line has at least a course number and a name</text:span></text:p>
      <text:p text:style-name="P282"><text:tab/>IF LENGTH of tokens &lt; 2 THEN</text:p>
      <text:p text:style-name="P283"><text:tab/><text:tab/>PRINT “Error: Each line must have at least a course number and a name.”</text:p>
      <text:p text:style-name="P284"><text:tab/><text:tab/>CONTUNE<text:s/></text:p>
      <text:p text:style-name="P285"><text:tab/>END IF</text:p>
      <text:p text:style-name="P286"><text:tab/>Course course</text:p>
      <text:p text:style-name="P287"><text:tab/>course.courseNumber = tokens[0]</text:p>
      <text:p text:style-name="P288"><text:tab/>course.name = tokens[1]</text:p>
      <text:soft-page-break/>
      <text:p text:style-name="P289"><text:span text:style-name="T290"><text:tab/></text:span><text:span text:style-name="T291">// process prerequisites</text:span></text:p>
      <text:p text:style-name="P292"><text:tab/>FOR i = 2 TO LENGTH of tokens - 1</text:p>
      <text:p text:style-name="P293"><text:tab/>IF tokens[i] IN validCourses THEN</text:p>
      <text:p text:style-name="P294"><text:tab/><text:tab/>APPEND tokens[i] TO course.prerequisties</text:p>
      <text:p text:style-name="P295"><text:tab/>ELSE<text:line-break/><text:tab/><text:tab/>PRINT “Error: Prerequisite”, tokens[i], “does not exist.”</text:p>
      <text:p text:style-name="P296"><text:tab/>END IF</text:p>
      <text:p text:style-name="P297">END FOR</text:p>
      <text:p text:style-name="P298"><text:tab/>CALL bst.Insert(course)</text:p>
      <text:p text:style-name="P299"><text:tab/>validCOurses[course.courseNumber] = course</text:p>
      <text:p text:style-name="P300">END WHILE</text:p>
      <text:p text:style-name="P301"><text:tab/></text:p>
      <text:p text:style-name="P302">CALL file.CLOSE()</text:p>
      <text:p text:style-name="P303"/>
      <text:p text:style-name="P304">CALL bst.DisplayAllCouses()</text:p>
      <text:p text:style-name="P305"/>
      <text:p text:style-name="P306">END FUNCTION</text:p>
      <text:p text:style-name="P307"/>
      <text:p text:style-name="P308">Runtime Analysis</text:p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Data Structure</text:p>
          </table:table-cell>
          <table:table-cell table:style-name="TableCell320">
            <text:p text:style-name="P321">Worst-case Running Time</text:p>
          </table:table-cell>
          <table:table-cell table:style-name="TableCell322">
            <text:p text:style-name="P323">Memory Usage</text:p>
          </table:table-cell>
          <table:table-cell table:style-name="TableCell324">
            <text:p text:style-name="P325">Advantages</text:p>
          </table:table-cell>
          <table:table-cell table:style-name="TableCell326">
            <text:p text:style-name="P327">Disadvantages</text:p>
          </table:table-cell>
          <table:table-cell table:style-name="TableCell328">
            <text:p text:style-name="P329">Recommendation</text:p>
          </table:table-cell>
        </table:table-row>
        <table:table-row table:style-name="TableRow330">
          <table:table-cell table:style-name="TableCell331">
            <text:p text:style-name="P332">Vector</text:p>
          </table:table-cell>
          <table:table-cell table:style-name="TableCell333">
            <text:p text:style-name="P334">O(n)</text:p>
          </table:table-cell>
          <table:table-cell table:style-name="TableCell335">
            <text:p text:style-name="P336">O(n)</text:p>
          </table:table-cell>
          <table:table-cell table:style-name="TableCell337">
            <text:p text:style-name="P338">Simple implementation</text:p>
          </table:table-cell>
          <table:table-cell table:style-name="TableCell339">
            <text:p text:style-name="P340">Slow search time on (O(n))</text:p>
            <text:p text:style-name="P341"/>
          </table:table-cell>
          <table:table-cell table:style-name="TableCell342">
            <text:p text:style-name="P343">Suitable for small datasets, less efficient for large datasets</text:p>
          </table:table-cell>
        </table:table-row>
        <table:table-row table:style-name="TableRow344">
          <table:table-cell table:style-name="TableCell345">
            <text:p text:style-name="P346">Hash table</text:p>
          </table:table-cell>
          <table:table-cell table:style-name="TableCell347">
            <text:p text:style-name="P348">O(n)</text:p>
          </table:table-cell>
          <table:table-cell table:style-name="TableCell349">
            <text:p text:style-name="P350">O(n) + additional<text:s/></text:p>
          </table:table-cell>
          <table:table-cell table:style-name="TableCell351">
            <text:p text:style-name="P352">Fast search and insertion times (O(1 average case)</text:p>
          </table:table-cell>
          <table:table-cell table:style-name="TableCell353">
            <text:p text:style-name="P354">Potential hash collisions</text:p>
          </table:table-cell>
          <table:table-cell table:style-name="TableCell355">
            <text:p text:style-name="P356">Efficient for fast search and insertion, suitable for large datasets.<text:s/></text:p>
          </table:table-cell>
        </table:table-row>
        <table:table-row table:style-name="TableRow357">
          <table:table-cell table:style-name="TableCell358">
            <text:p text:style-name="P359">Binary Search Tree</text:p>
          </table:table-cell>
          <table:table-cell table:style-name="TableCell360">
            <text:p text:style-name="P361">O(n log n)</text:p>
          </table:table-cell>
          <table:table-cell table:style-name="TableCell362">
            <text:p text:style-name="P363">O(n) + additional<text:s/></text:p>
          </table:table-cell>
          <table:table-cell table:style-name="TableCell364">
            <text:p text:style-name="P365">Ordered structure, efficient search times (O(log n)</text:p>
          </table:table-cell>
          <table:table-cell table:style-name="TableCell366">
            <text:p text:style-name="P367">Performance degrades to O(n) in worst case</text:p>
          </table:table-cell>
          <table:table-cell table:style-name="TableCell368">
            <text:p text:style-name="P369">Suitable for ordered traversal and efficient search times, may require balancing.<text:s/></text:p>
          </table:table-cell>
        </table:table-row>
      </table:table>
      <text:p text:style-name="P370"/>
      <text:p text:style-name="P371">Recommendation:</text:p>
      <text:p text:style-name="P372">Based on the analysis of the three data structures, I would recommend going with Hash Table for this project.<text:s/></text:p>
      <text:p text:style-name="P373">Reasons for this recommendation:</text:p>
      <text:list text:style-name="LFO6" text:continue-numbering="true">
        <text:list-item>
          <text:p text:style-name="P374">Efficiency – the hash table offers a fast average case search and insertion times, both of which are critical for this project.</text:p>
        </text:list-item>
        <text:list-item>
          <text:p text:style-name="P375">Memory Usage – While the hash table requires additional memory for storing hash keys and possible collision handling, the overall memory is good.<text:s/></text:p>
        </text:list-item>
        <text:list-item>
          <text:p text:style-name="P376">Prerequisite checking – since one of the requirements are checking prerequisites efficiently, the hash table excels.</text:p>
        </text:list-item>
        <text:list-item>
          <text:p text:style-name="P377">Suitable for large datasets – given that potential scalability of the dataset in academic advising context the has table can handle large datasets.</text:p>
        </text:list-item>
      </text:list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Header" style:family="paragraph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Header" style:family="paragraph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Andreya Colvin</text:p>
        <text:p text:style-name="P3">CS 300</text:p>
        <text:p text:style-name="Header"><text:span text:style-name="T4">June 12</text:span><text:span text:style-name="T5">th</text:span><text:span text:style-name="T6">, 2024</text:span></text:p>
        <text:p text:style-name="P7">Final Projec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ya Colvin</meta:initial-creator>
    <dc:creator>Andreya Colvin</dc:creator>
    <meta:creation-date>2024-06-12T17:46:00Z</meta:creation-date>
    <dc:date>2024-06-12T18:52:00Z</dc:date>
    <meta:template xlink:href="Normal" xlink:type="simple"/>
    <meta:editing-cycles>5</meta:editing-cycles>
    <meta:editing-duration>PT3420S</meta:editing-duration>
    <meta:document-statistic meta:page-count="10" meta:paragraph-count="16" meta:word-count="1243" meta:character-count="8314" meta:row-count="59" meta:non-whitespace-character-count="7087"/>
  </office:meta>
</office:document-meta>
</file>